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5f372" officeooo:paragraph-rsid="0005f372"/>
    </style:style>
    <style:style style:name="P2" style:family="paragraph" style:parent-style-name="Standard">
      <style:text-properties style:font-name="Ubuntu" officeooo:rsid="000bbc8b" officeooo:paragraph-rsid="00075859"/>
    </style:style>
    <style:style style:name="P3" style:family="paragraph" style:parent-style-name="Standard">
      <style:text-properties fo:color="#ff00ff" loext:opacity="100%" style:font-name="Ubuntu" officeooo:rsid="0005f372" officeooo:paragraph-rsid="0005f372"/>
    </style:style>
    <style:style style:name="P4" style:family="paragraph" style:parent-style-name="Standard">
      <style:text-properties fo:font-weight="bold" officeooo:rsid="000dab90" officeooo:paragraph-rsid="00075859" style:font-weight-asian="bold" style:font-weight-complex="bold"/>
    </style:style>
    <style:style style:name="P5" style:family="paragraph" style:parent-style-name="Standard" style:list-style-name="L1">
      <style:text-properties style:font-name="Ubuntu" officeooo:rsid="000bbc8b" officeooo:paragraph-rsid="00075859"/>
    </style:style>
    <style:style style:name="P6" style:family="paragraph" style:parent-style-name="Standard">
      <style:text-properties style:font-name="Ubuntu" officeooo:rsid="000bbc8b" officeooo:paragraph-rsid="00075859"/>
    </style:style>
    <style:style style:name="P7" style:family="paragraph" style:parent-style-name="Standard" style:list-style-name="L3">
      <style:text-properties style:font-name="Ubuntu" officeooo:rsid="000dab90" officeooo:paragraph-rsid="00075859"/>
    </style:style>
    <style:style style:name="P8" style:family="paragraph" style:parent-style-name="Standard" style:list-style-name="L4">
      <style:text-properties style:font-name="Ubuntu" officeooo:rsid="000dab90" officeooo:paragraph-rsid="00075859"/>
    </style:style>
    <style:style style:name="P9" style:family="paragraph" style:parent-style-name="Standard">
      <style:text-properties style:font-name="Ubuntu" fo:font-weight="bold" officeooo:rsid="000bbc8b" officeooo:paragraph-rsid="00075859" style:font-weight-asian="bold" style:font-weight-complex="bold"/>
    </style:style>
    <style:style style:name="P10" style:family="paragraph" style:parent-style-name="Standard" style:list-style-name="L2">
      <style:text-properties officeooo:paragraph-rsid="00075859"/>
    </style:style>
    <style:style style:name="P11" style:family="paragraph" style:parent-style-name="Standard" style:list-style-name="L2">
      <style:text-properties officeooo:rsid="000c221e" officeooo:paragraph-rsid="00075859"/>
    </style:style>
    <style:style style:name="P12" style:family="paragraph" style:parent-style-name="Standard" style:list-style-name="L2">
      <style:text-properties officeooo:rsid="000bbc8b" officeooo:paragraph-rsid="00075859"/>
    </style:style>
    <style:style style:name="P13" style:family="paragraph" style:parent-style-name="Standard" style:list-style-name="L3">
      <style:text-properties officeooo:rsid="000dab90" officeooo:paragraph-rsid="00075859"/>
    </style:style>
    <style:style style:name="T1" style:family="text">
      <style:text-properties fo:color="#ff0000" loext:opacity="100%"/>
    </style:style>
    <style:style style:name="T2" style:family="text">
      <style:text-properties fo:color="#0066ff" loext:opacity="100%"/>
    </style:style>
    <style:style style:name="T3" style:family="text">
      <style:text-properties fo:color="#00cc33" loext:opacity="100%"/>
    </style:style>
    <style:style style:name="T4" style:family="text">
      <style:text-properties fo:color="#cc9900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background-color="#ffff00" loext:char-shading-value="0"/>
    </style:style>
    <style:style style:name="T7" style:family="text">
      <style:text-properties fo:color="#000000" loext:opacity="100%" fo:background-color="#ffff00" loext:char-shading-value="0"/>
    </style:style>
    <style:style style:name="T8" style:family="text">
      <style:text-properties fo:color="#ff00ff" loext:opacity="100%"/>
    </style:style>
    <style:style style:name="T9" style:family="text">
      <style:text-properties fo:color="#579d1c" loext:opacity="100%"/>
    </style:style>
    <style:style style:name="T10" style:family="text">
      <style:text-properties fo:color="#c5000b" loext:opacity="100%"/>
    </style:style>
    <style:style style:name="T11" style:family="text">
      <style:text-properties style:font-name="Ubuntu"/>
    </style:style>
    <style:style style:name="T12" style:family="text">
      <style:text-properties style:font-name="Ubuntu" officeooo:rsid="000c221e"/>
    </style:style>
    <style:style style:name="T13" style:family="text">
      <style:text-properties style:font-name="Ubuntu" officeooo:rsid="000bbc8b"/>
    </style:style>
    <style:style style:name="T14" style:family="text">
      <style:text-properties style:font-name="Ubuntu" officeooo:rsid="0011ece6"/>
    </style:style>
    <style:style style:name="T15" style:family="text">
      <style:text-properties style:font-name="Ubuntu" officeooo:rsid="00100d31"/>
    </style:style>
    <style:style style:name="T16" style:family="text">
      <style:text-properties style:font-name="Ubuntu" officeooo:rsid="001338fa"/>
    </style:style>
    <style:style style:name="T17" style:family="text">
      <style:text-properties style:font-name="Ubuntu" officeooo:rsid="000dab9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e5529"/>
    </style:style>
    <style:style style:name="T20" style:family="text">
      <style:text-properties officeooo:rsid="0011ece6"/>
    </style:style>
    <style:style style:name="T21" style:family="text">
      <style:text-properties officeooo:rsid="001338fa"/>
    </style:style>
    <style:style style:name="T22" style:family="text">
      <style:text-properties fo:color="#a7074b" loext:opacity="100%"/>
    </style:style>
    <style:style style:name="T23" style:family="text">
      <style:text-properties fo:color="#c0c0c0" loext:opacity="100%"/>
    </style:style>
    <style:style style:name="T24" style:family="text">
      <style:text-properties fo:color="#c0c0c0" loext:opacity="100%" fo:background-color="#e8f2a1" loext:char-shading-value="0"/>
    </style:style>
    <style:style style:name="T25" style:family="text">
      <style:text-properties fo:color="#c0c0c0" loext:opacity="100%" fo:background-color="#e8f2a1" loext:char-shading-value="0"/>
    </style:style>
    <style:style style:name="T26" style:family="text">
      <style:text-properties fo:color="#ffff38" loext:opacity="100%"/>
    </style:style>
    <style:style style:name="T27" style:family="text">
      <style:text-properties fo:color="#111111" loext:opacity="100%" fo:background-color="#e8f2a1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a de flujo: El hospital</text:p>
      <text:p text:style-name="P1"/>
      <text:p text:style-name="P1"/>
      <text:p text:style-name="P1">En el Hospital de Elda, se desea informatizar la estructura del personal y las relaciones</text:p>
      <text:p text:style-name="P1">entre <text:span text:style-name="T2">departamentos</text:span><text:span text:style-name="T1">, médicos, </text:span><text:span text:style-name="T3">pacientes</text:span><text:span text:style-name="T1"> </text:span><text:span text:style-name="T5">y los</text:span><text:span text:style-name="T1"> </text:span><text:span text:style-name="T4">procesos médicos</text:span>, para mejorar la eficiencia operativa. Cada <text:span text:style-name="T2">Departamento médico </text:span>(cardiología, pediatría, psiquiatría, emergencias, etc.) está compuesto por un <text:span text:style-name="T2">Jefe de Departamento</text:span> (que a su vez es considerado un médico dentro del sistema) y por <text:span text:style-name="T2">varios médicos</text:span> especializados en dicho departamento. De los departamentos se quiere registrar <text:span text:style-name="T2">el número de planta y la sección en la que se ubican.</text:span></text:p>
      <text:p text:style-name="P1"/>
      <text:p text:style-name="P1">El <text:span text:style-name="T2">Jefe de Departamento supervisa a los </text:span><text:span text:style-name="T1">médicos</text:span><text:span text:style-name="T2"> que tiene asignados</text:span>, cada uno de estos</text:p>
      <text:p text:style-name="P1"><text:span text:style-name="T1">atiende a los pacientes mediante </text:span><text:span text:style-name="T8">citas médicas</text:span>. <text:span text:style-name="T1">En cada cita médica, los</text:span> <text:span text:style-name="T1">médicos son</text:span></text:p>
      <text:p text:style-name="P1"><text:span text:style-name="T1">responsables de emitir </text:span><text:span text:style-name="T9">diagnósticos.</text:span> Los cuales vendrán acompañados de uno o varios</text:p>
      <text:p text:style-name="P1"><text:span text:style-name="T10">tratamientos.</text:span> <text:span text:style-name="T8">Las citas médicas se programan o bien solicitando la cita previamente en la</text:span></text:p>
      <text:p text:style-name="P3">recepción del hospital, donde se registra el código de cita y fecha asignada, o bien</text:p>
      <text:p text:style-name="P3">dirigiéndose a la sala de espera del departamento respectivo y ahí esperar hasta ser</text:p>
      <text:p text:style-name="P3">atendidos directamente por algún médico disponible.</text:p>
      <text:p text:style-name="P1"/>
      <text:p text:style-name="P1">Los <text:span text:style-name="T9">diagnósticos incluyen el código de diagnóstico, la fecha de emisión y el médico que lo realizó.</text:span> <text:span text:style-name="T10">El tratamiento puede consistir en recetar una </text:span><text:span text:style-name="T27">medicación (donde se especifican los detalles del medicamento: código, nombre, compuesto químico y dosis)</text:span><text:span text:style-name="T23">,</text:span><text:span text:style-name="T10"> o en sesiones de </text:span><text:span text:style-name="T7">rehabilitación (indicando el número de sesión y la fecha de inicio). </text:span>Todas estas relaciones reflejan la gestión médica integral, en la que se garantiza un flujo eficiente de información entre los diferentes niveles y roles dentro del hospital.</text:p>
      <text:p text:style-name="P1"/>
      <text:p text:style-name="P1"/>
      <text:p text:style-name="P2"><text:span text:style-name="T18">Departamentos</text:span>(Planta, seccion)</text:p>
      <text:list xml:id="list2727424106" text:style-name="L1">
        <text:list-item>
          <text:p text:style-name="P5">tiene jefe de departamento(dni, nombre,<text:span text:style-name="T19">departamento</text:span>)<text:span text:style-name="T20">[solo 1]</text:span></text:p>
          <text:list>
            <text:list-item>
              <text:p text:style-name="P5">supervisa medicos <text:span text:style-name="T20">[varios]</text:span></text:p>
            </text:list-item>
          </text:list>
        </text:list-item>
      </text:list>
      <text:p text:style-name="P2"/>
      <text:p text:style-name="P2"><text:span text:style-name="T18">medicos</text:span>(dni, departamento, supervisor)<text:span text:style-name="T21">[uno]</text:span></text:p>
      <text:list xml:id="list2245322372" text:style-name="L2">
        <text:list-item>
          <text:p text:style-name="P10"><text:span text:style-name="T12">atienden</text:span><text:span text:style-name="T13"> pacientes: (</text:span><text:span text:style-name="T14">nº</text:span><text:span text:style-name="T13">SS, </text:span><text:span text:style-name="T15">nombre</text:span><text:span text:style-name="T13">)</text:span><text:span text:style-name="T16">[varios]</text:span></text:p>
          <text:list>
            <text:list-item>
              <text:p text:style-name="P11"><text:span text:style-name="T13">m</text:span><text:span text:style-name="T11">ediante citas </text:span></text:p>
            </text:list-item>
          </text:list>
        </text:list-item>
        <text:list-item>
          <text:p text:style-name="P12"><text:span text:style-name="T11">emiten diagnosticos</text:span><text:span text:style-name="T17">(fecha de emisión, medico)</text:span><text:span text:style-name="T16">[varios]</text:span></text:p>
          <text:list>
            <text:list-item>
              <text:p text:style-name="P12"><text:span text:style-name="T11">tienen tratamientos</text:span><text:span text:style-name="T16">[varios]</text:span></text:p>
            </text:list-item>
          </text:list>
        </text:list-item>
      </text:list>
      <text:p text:style-name="P2"/>
      <text:p text:style-name="P4"><text:span text:style-name="T13">c</text:span><text:span text:style-name="T11">itas</text:span></text:p>
      <text:list xml:id="list606827699" text:style-name="L3">
        <text:list-item>
          <text:p text:style-name="P13"><text:span text:style-name="T11">Recepcion </text:span><text:span text:style-name="T13">(codigo cita, fecha,</text:span><text:span text:style-name="T14">nºSS paciente</text:span><text:span text:style-name="T11">)</text:span></text:p>
        </text:list-item>
        <text:list-item>
          <text:p text:style-name="P7">sala espera</text:p>
        </text:list-item>
      </text:list>
      <text:p text:style-name="P2"/>
      <text:p text:style-name="P9">tratamientos</text:p>
      <text:list xml:id="list813625138" text:style-name="L4">
        <text:list-item>
          <text:p text:style-name="P8">medicamento(codigo, nombre, composicion, dosis.</text:p>
        </text:list-item>
        <text:list-item>
          <text:p text:style-name="P8">reabilitacion(nº sesion, fecha inicio)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7:35:01.734699254</meta:creation-date>
    <dc:date>2024-12-10T20:42:07.533495234</dc:date>
    <meta:editing-duration>PT49M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309" meta:character-count="2096" meta:non-whitespace-character-count="1820"/>
  </office:meta>
</office:document-meta>
</file>